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6862in"/>
    </style:style>
    <style:style style:name="co2" style:family="table-column">
      <style:table-column-properties fo:break-before="auto" style:column-width="0.761in"/>
    </style:style>
    <style:style style:name="co3" style:family="table-column">
      <style:table-column-properties fo:break-before="auto" style:column-width="1.042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null-year="1980"/>
      <table:table table:name="Лист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время</text:p>
          </table:table-cell>
          <table:table-cell table:style-name="ce1" office:value-type="string" calcext:value-type="string">
            <text:p>ID влияющих</text:p>
          </table:table-cell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formula="of:=7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formula="of:=[.B3]+[.D2]" office:value-type="float" office:value="27" calcext:value-type="float">
            <text:p>27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formula="of:=[.B4]+[.D2]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3" calcext:value-type="float">
            <text:p>3</text:p>
          </table:table-cell>
          <table:table-cell table:formula="of:=[.B5]+[.D4]" office:value-type="float" office:value="30" calcext:value-type="float">
            <text:p>30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1; 2; 3</text:p>
          </table:table-cell>
          <table:table-cell table:formula="of:=[.B6]+MAX([.D2];[.D3];[.D4])" office:value-type="float" office:value="42" calcext:value-type="float">
            <text:p>42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2; 5</text:p>
          </table:table-cell>
          <table:table-cell table:formula="of:=[.B7]+MAX([.D3];[.D6])" office:value-type="float" office:value="45" calcext:value-type="float">
            <text:p>45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" calcext:value-type="float">
            <text:p>2</text:p>
          </table:table-cell>
          <table:table-cell table:formula="of:=[.B8]+[.D3]" office:value-type="float" office:value="37" calcext:value-type="float">
            <text:p>37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" calcext:value-type="float">
            <text:p>4</text:p>
          </table:table-cell>
          <table:table-cell table:formula="of:=[.B9]+[.D5]" office:value-type="float" office:value="42" calcext:value-type="float">
            <text:p>42</text:p>
          </table:table-cell>
        </table:table-row>
        <table:table-row table:style-name="ro1"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formula="of:=[.B10]+[.D9]" office:value-type="float" office:value="51" calcext:value-type="float">
            <text:p>51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8" calcext:value-type="float">
            <text:p>8</text:p>
          </table:table-cell>
          <table:table-cell table:formula="of:=[.B11]+[.D9]" office:value-type="float" office:value="61" calcext:value-type="float">
            <text:p>61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1; 2; 5</text:p>
          </table:table-cell>
          <table:table-cell table:formula="of:=[.B12]+MAX([.D2];[.D3];[.D6])" office:value-type="float" office:value="60" calcext:value-type="float">
            <text:p>60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formula="of:=1" office:value-type="float" office:value="1" calcext:value-type="float">
            <text:p>1</text:p>
          </table:table-cell>
        </table:table-row>
        <table:table-row table:style-name="ro2">
          <table:table-cell table:number-columns-repeated="2"/>
          <table:table-cell office:value-type="float" office:value="61" calcext:value-type="float">
            <text:p>61</text:p>
          </table:table-cell>
          <table:table-cell table:formula="of:=MAX([.D2:.D13])" office:value-type="float" office:value="61" calcext:value-type="float">
            <text:p>61</text:p>
          </table:table-cell>
        </table:table-row>
        <table:table-row table:style-name="ro2" table:number-rows-repeated="1048561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Liberation Sans" fo:font-size="10pt" fo:language="ru" fo:country="RU" style:font-name-asian="Noto Sans CJK JP" style:font-size-asian="10pt" style:language-asian="ja" style:country-asian="JP" style:font-name-complex="Liberation Sans1" style:font-size-complex="10pt" style:language-complex="he" style:country-complex="IL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Tahoma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e" style:country-complex="IL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iberation Sans1" style:font-family-complex="'Liberation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7">00/00/0000</text:date>, <text:time style:data-style-name="N2" text:time-value="21:10:16.225049369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8T00:37:43.998580709</meta:creation-date>
    <dc:date>2022-08-28T00:40:16.039857279</dc:date>
    <meta:editing-duration>PT2M33S</meta:editing-duration>
    <meta:editing-cycles>1</meta:editing-cycles>
    <meta:generator>LibreOffice/24.2.2.2$Linux_X86_64 LibreOffice_project/420$Build-2</meta:generator>
    <meta:document-statistic meta:table-count="1" meta:cell-count="53" meta:object-count="0"/>
  </office:meta>
</office:document-meta>
</file>